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ext_20_body" style:list-style-name="L1">
      <style:text-properties style:font-name="Cambria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Cambria"/>
    </style:style>
    <style:style style:name="T1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3" style:family="text">
      <style:text-properties style:font-name="Times New Roman" fo:font-size="14pt" fo:language="ru" fo:country="RU" fo:font-weight="normal" style:font-name-asian="Times New Roman3" style:font-size-asian="14pt" style:font-weight-asian="normal" style:font-name-complex="Times New Roman3" style:font-size-complex="14pt" style:font-weight-complex="normal"/>
    </style:style>
    <style:style style:name="T4" style:family="text">
      <style:text-properties style:font-name="Times New Roman" fo:font-size="14pt" fo:language="ru" fo:country="RU" fo:font-style="italic" fo:font-weight="normal" style:font-name-asian="Times New Roman1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T5" style:family="text">
      <style:text-properties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6" style:family="text">
      <style:text-properties style:font-name="Times New Roman" fo:font-size="14pt" fo:language="en" fo:country="US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7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language="en" fo:country="US"/>
    </style:style>
    <style:style style:name="T12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13" style:family="text">
      <style:text-properties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14" style:family="text">
      <style:text-properties fo:font-size="14pt" fo:language="ru" fo:country="RU" fo:font-weight="normal" style:font-name-asian="Times New Roman3" style:font-size-asian="14pt" style:font-weight-asian="normal" style:font-name-complex="Times New Roman3" style:font-size-complex="14pt" style:font-weight-complex="normal"/>
    </style:style>
    <style:style style:name="T15" style:family="text">
      <style:text-properties fo:font-size="14pt" fo:language="ru" fo:country="RU" fo:font-style="italic" fo:font-weight="normal" style:font-name-asian="Times New Roman1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T16" style:family="text">
      <style:text-properties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7" style:family="text">
      <style:text-properties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8" style:family="text">
      <style:text-properties fo:font-size="14pt" fo:language="en" fo:country="US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0.9cm" svg:height="0.711cm" draw:z-index="0"><draw:image xlink:href="../../odt/images/3044.png" xlink:type="simple" xlink:show="embed" xlink:actuate="onLoad"/></draw:frame></text:p>
          </table:table-cell>
          <table:table-cell table:style-name="Table1.B1" office:value-type="string">
            <text:h text:style-name="P7" text:outline-level="1">Замыкающий контакт реле с задержкой по замыканию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2">| векторизован | <text:span text:style-name="T11">C-</text:span>код <text:span text:style-name="T11">|</text:span>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1.96cm" svg:height="2.14cm" draw:z-index="1"><draw:image xlink:href="../../odt/images/3044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Реализует операцию <text:span text:style-name="T8">логического И</text:span><text:span text:style-name="T9"> с </text:span><text:span text:style-name="T10">задержкой по замыканию</text:span> для <text:span text:style-name="T8">входа блока</text:span> и значения, поданного на соответствующую <text:span text:style-name="T8">управляющую обмотку реле:</text:span></text:p>
            <text:p text:style-name="P3"><draw:frame draw:style-name="fr3" draw:name="Объект1" text:anchor-type="as-char" svg:width="13.185cm" svg:height="1.332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P2"><text:span text:style-name="T12">где </text:span><text:span text:style-name="T12"><draw:frame draw:style-name="fr3" draw:name="Объект2" text:anchor-type="as-char" svg:width="1.087cm" svg:height="0.564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2"> – выходной сигнал блока,</text:span><text:span text:style-name="T12"><draw:frame draw:style-name="fr3" draw:name="Объект3" text:anchor-type="as-char" svg:width="1.753cm" svg:height="0.621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2">– значение (состояние) реле, </text:span><text:span text:style-name="T12"><draw:frame draw:style-name="fr3" draw:name="Объект4" text:anchor-type="as-char" svg:width="1.055cm" svg:height="0.564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2">– входной сигнал блока. Задержка по замыканию относится только к включению реле.</text:span></text:p>
            <text:p text:style-name="P2"><text:span text:style-name="T13">Для того чтобы посмотреть структуру алгоритма – нажмите правой кнопкой на блок и выберите пункт «Действия» </text:span><text:span text:style-name="T14">→</text:span><text:span text:style-name="T13"> «Войти в субмодель». Передача сигнала</text:span><text:span text:style-name="T18"> </text:span><text:span text:style-name="T13">с управляющей обмотки реле реализуется при помощи блока </text:span><text:span text:style-name="T15">Из памяти</text:span><text:span text:style-name="T16">. </text:span><text:span text:style-name="T15">Задержка по замыканию</text:span><text:span text:style-name="T16"> реализована блоком </text:span><text:span text:style-name="T15">Задержка по включению</text:span><text:span text:style-name="T16">.</text:span></text:p>
            <text:p text:style-name="P2"><text:span text:style-name="T17">Свойства</text:span>:</text:p>
            <text:list xml:id="list5027593250114733467" text:style-name="L1">
              <text:list-item>
                <text:p text:style-name="P4">Имя реле – имя, по которому определяется управляющее воздействие.</text:p>
              </text:list-item>
              <text:list-item>
                <text:p text:style-name="P4">Время задержки – время задержки<draw:frame draw:style-name="fr3" draw:name="Объект5" text:anchor-type="as-char" svg:width="0.693cm" svg:height="0.621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при включении контакта реле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мыкающий контакт реле с задержкой по замыканию</dc:title>
    <dc:date>2014-12-01T18:49:03.32</dc:date>
    <meta:generator>OpenOffice/4.1.1$Win32 OpenOffice.org_project/411m6$Build-9775</meta:generator>
    <meta:editing-duration>PT2H43M58S</meta:editing-duration>
    <meta:editing-cycles>128</meta:editing-cycles>
    <meta:document-statistic meta:table-count="1" meta:image-count="2" meta:object-count="5" meta:page-count="1" meta:paragraph-count="13" meta:word-count="117" meta:character-count="786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,</mn>
                    </mrow>
                    <mi/>
                    <mi>и</mi>
                    <mi/>
                    <msub>
                      <mi>x</mi>
                      <mi mathvariant="italic">relais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/>
                    <mi>в</mi>
                    <mi mathvariant="italic">течение</mi>
                    <mi mathvariant="italic">времени</mi>
                    <mi/>
                    <msub>
                      <mi>T</mi>
                      <mn>1</mn>
                    </msub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>u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1, ~ если u(t)=1, ~и~ x_relais(t)=1 ~в течение времени~ T_1; #
alignl 0, ~ если u(t)=0;  }
right none
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sub>
        <mi>x</mi>
        <mi mathvariant="italic">relais</mi>
      </msub>
      <mrow>
        <mo stretchy="false">(</mo>
        <mrow>
          <mi>t</mi>
        </mrow>
        <mo stretchy="false">)</mo>
      </mrow>
    </mrow>
    <annotation encoding="StarMath 5.0">x_relais(t)</annotation>
  </semantics>
</math>
</file>

<file path=Object 4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5/content.xml><?xml version="1.0" encoding="utf-8"?>
<math xmlns="http://www.w3.org/1998/Math/MathML">
  <semantics>
    <mrow>
      <msub>
        <mi>T</mi>
        <mn>1</mn>
      </msub>
    </mrow>
    <annotation encoding="StarMath 5.0">T_1</annotation>
  </semantics>
</math>
</file>